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333333333in"/>
    </style:style>
    <style:style style:name="co3" style:family="table-column">
      <style:table-column-properties fo:break-before="auto" style:column-width="0.875in"/>
    </style:style>
    <style:style style:name="co4" style:family="table-column">
      <style:table-column-properties fo:break-before="auto" style:column-width="2.8333333333333335in"/>
    </style:style>
    <style:style style:name="co5" style:family="table-column">
      <style:table-column-properties fo:break-before="auto" style:column-width="1.3958333333333333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7395833333333334in"/>
    </style:style>
    <style:style style:name="co8" style:family="table-column">
      <style:table-column-properties fo:break-before="auto" style:column-width="1.635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24" style:family="table-cell" style:parent-style-name="Default" style:data-style-name="N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4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 table:number-columns-repeated="2"/>
        <table:table-column table:style-name="co8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Eagle Part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Manufacturer Part No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Description</text:p>
          </table:table-cell>
          <table:table-cell table:style-name="ce21" office:value-type="string">
            <text:p>FARNELL</text:p>
          </table:table-cell>
          <table:table-cell table:style-name="ce21" office:value-type="string">
            <text:p>Price €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Min. Quantity Cost €</text:p>
          </table:table-cell>
        </table:table-row>
        <table:table-row table:style-name="ro2">
          <table:table-cell table:style-name="ce22" office:value-type="string">
            <text:p>MICRO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ATMEGA328P-AU</text:p>
          </table:table-cell>
          <table:table-cell table:style-name="ce22" office:value-type="string">
            <text:p>TQFP-32</text:p>
          </table:table-cell>
          <table:table-cell table:style-name="ce22" office:value-type="string">
            <text:p>microcontroller</text:p>
          </table:table-cell>
          <table:table-cell table:style-name="ce23" table:formula="oooc:=HYPERLINK(&quot;http://it.farnell.com/atmel/atmega328p-au/mcu-8bit-atmega-20mhz-tqfp-32/dp/1715486&quot;;&quot;1715486&quot;)" office:value-type="string" office:value="1715486">
            <text:p><text:a xlink:href="http://it.farnell.com/atmel/atmega328p-au/mcu-8bit-atmega-20mhz-tqfp-32/dp/1715486">1715486</text:a></text:p>
          </table:table-cell>
          <table:table-cell table:style-name="ce24" office:value-type="float" office:value="2.78">
            <text:p>2.78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2.78">
            <text:p>2.78</text:p>
          </table:table-cell>
          <table:table-cell table:style-name="ce25"/>
        </table:table-row>
        <table:table-row table:style-name="ro2">
          <table:table-cell table:style-name="ce22" office:value-type="string">
            <text:p>CRYSTAL</text:p>
          </table:table-cell>
          <table:table-cell table:style-name="ce22" office:value-type="string">
            <text:p>16Mhz/18pF</text:p>
          </table:table-cell>
          <table:table-cell table:style-name="ce22" office:value-type="string">
            <text:p>MCRSD16000F183000RR</text:p>
          </table:table-cell>
          <table:table-cell table:style-name="ce22" office:value-type="string">
            <text:p>SMD 11.4 x 4.7 mm</text:p>
          </table:table-cell>
          <table:table-cell table:style-name="ce22" office:value-type="string">
            <text:p>crystal</text:p>
          </table:table-cell>
          <table:table-cell table:style-name="ce23" table:formula="oooc:=HYPERLINK(&quot;http://it.farnell.com/multicomp/mcrsd16000f183000rr/crystal-16mhz-18pf-hc49-us-smd/dp/2395958&quot;;&quot;2395958&quot;)" office:value-type="string" office:value="2395958">
            <text:p><text:a xlink:href="http://it.farnell.com/multicomp/mcrsd16000f183000rr/crystal-16mhz-18pf-hc49-us-smd/dp/2395958">2395958</text:a></text:p>
          </table:table-cell>
          <table:table-cell table:style-name="ce24" office:value-type="float" office:value="0.2">
            <text:p>0.20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2">
            <text:p>0.20</text:p>
          </table:table-cell>
          <table:table-cell table:style-name="ce25"/>
        </table:table-row>
        <table:table-row table:style-name="ro2">
          <table:table-cell table:style-name="ce22" office:value-type="string">
            <text:p>LED_GREEN</text:p>
          </table:table-cell>
          <table:table-cell table:style-name="ce22" office:value-type="string">
            <text:p>green</text:p>
          </table:table-cell>
          <table:table-cell table:style-name="ce22" office:value-type="string">
            <text:p>MCL-S250GC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green led</text:p>
          </table:table-cell>
          <table:table-cell table:style-name="ce23" table:formula="oooc:=HYPERLINK(&quot;http://it.farnell.com/multicomp/mcl-s250gc/led-smd-1206-verde/dp/1581232&quot;;&quot;1581232&quot;)" office:value-type="string" office:value="1581232">
            <text:p><text:a xlink:href="http://it.farnell.com/multicomp/mcl-s250gc/led-smd-1206-verde/dp/1581232">1581232</text:a></text:p>
          </table:table-cell>
          <table:table-cell table:style-name="ce24" office:value-type="float" office:value="0.12">
            <text:p>0.12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">
            <text:p>0.60</text:p>
          </table:table-cell>
          <table:table-cell table:style-name="ce25"/>
        </table:table-row>
        <table:table-row table:style-name="ro2">
          <table:table-cell table:style-name="ce22" office:value-type="string">
            <text:p>LED_YELLOW</text:p>
          </table:table-cell>
          <table:table-cell table:style-name="ce22" office:value-type="string">
            <text:p>yellow</text:p>
          </table:table-cell>
          <table:table-cell table:style-name="ce22" office:value-type="string">
            <text:p>MCL-S250YC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yellow led</text:p>
          </table:table-cell>
          <table:table-cell table:style-name="ce23" table:formula="oooc:=HYPERLINK(&quot;http://it.farnell.com/multicomp/mcl-s250yc/led-smd-1206-giallo/dp/1581231&quot;;&quot;1581231&quot;)" office:value-type="string" office:value="1581231">
            <text:p><text:a xlink:href="http://it.farnell.com/multicomp/mcl-s250yc/led-smd-1206-giallo/dp/1581231">1581231</text:a></text:p>
          </table:table-cell>
          <table:table-cell table:style-name="ce24" office:value-type="float" office:value="0.05">
            <text:p>0.0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26">
            <text:p>0.26</text:p>
          </table:table-cell>
          <table:table-cell table:style-name="ce25"/>
        </table:table-row>
        <table:table-row table:style-name="ro2">
          <table:table-cell table:style-name="ce22" office:value-type="string">
            <text:p>SWITCH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B3SN-3112P</text:p>
          </table:table-cell>
          <table:table-cell table:style-name="ce22" office:value-type="string">
            <text:p>6 x 6 x 3.1 mm</text:p>
          </table:table-cell>
          <table:table-cell table:style-name="ce22" office:value-type="string">
            <text:p>switch</text:p>
          </table:table-cell>
          <table:table-cell table:style-name="ce23" table:formula="oooc:=HYPERLINK(&quot;http://it.farnell.com/omron-electronic-components/b3sn-3112p/switch-6x6x3-1mm-sealed-1-57n/dp/2076274&quot;;&quot;2076274&quot;)" office:value-type="string" office:value="2076274">
            <text:p><text:a xlink:href="http://it.farnell.com/omron-electronic-components/b3sn-3112p/switch-6x6x3-1mm-sealed-1-57n/dp/2076274">2076274</text:a></text:p>
          </table:table-cell>
          <table:table-cell table:style-name="ce24" office:value-type="float" office:value="0.65">
            <text:p>0.6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5">
            <text:p>0.65</text:p>
          </table:table-cell>
          <table:table-cell table:style-name="ce25"/>
        </table:table-row>
        <table:table-row table:style-name="ro2">
          <table:table-cell table:style-name="ce22" office:value-type="string">
            <text:p>R1</text:p>
          </table:table-cell>
          <table:table-cell table:style-name="ce22" office:value-type="string">
            <text:p>10K</text:p>
          </table:table-cell>
          <table:table-cell table:style-name="ce22" office:value-type="string">
            <text:p>ERJ8GEYJ103V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resistor</text:p>
          </table:table-cell>
          <table:table-cell table:style-name="ce23" table:formula="oooc:=HYPERLINK(&quot;http://it.farnell.com/panasonic-electronic-components/erj8geyj103v/resistore-1206-10k-5-0-25w/dp/2057856&quot;;&quot;2057856&quot;)" office:value-type="string" office:value="2057856">
            <text:p><text:a xlink:href="http://it.farnell.com/panasonic-electronic-components/erj8geyj103v/resistore-1206-10k-5-0-25w/dp/2057856">2057856</text:a></text:p>
          </table:table-cell>
          <table:table-cell table:style-name="ce24" office:value-type="float" office:value="0.026">
            <text:p>0.03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26">
            <text:p>0.26</text:p>
          </table:table-cell>
          <table:table-cell table:style-name="ce25"/>
        </table:table-row>
        <table:table-row table:style-name="ro2">
          <table:table-cell table:style-name="ce22" office:value-type="string">
            <text:p>R2/R3</text:p>
          </table:table-cell>
          <table:table-cell table:style-name="ce22" office:value-type="float" office:value="499">
            <text:p>499</text:p>
          </table:table-cell>
          <table:table-cell table:style-name="ce22" office:value-type="string">
            <text:p>CRCW1206499RFKEA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resistor</text:p>
          </table:table-cell>
          <table:table-cell table:style-name="ce23" table:formula="oooc:=HYPERLINK(&quot;http://it.farnell.com/vishay-draloric/crcw1206499rfkea/resistor-1206-499r-1/dp/1470020&quot;;&quot;1470020&quot;)" office:value-type="string" office:value="1470020">
            <text:p><text:a xlink:href="http://it.farnell.com/vishay-draloric/crcw1206499rfkea/resistor-1206-499r-1/dp/1470020">1470020</text:a></text:p>
          </table:table-cell>
          <table:table-cell table:style-name="ce24" office:value-type="float" office:value="0.028">
            <text:p>0.03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0.28">
            <text:p>0.28</text:p>
          </table:table-cell>
          <table:table-cell table:style-name="ce25"/>
        </table:table-row>
        <table:table-row table:style-name="ro2">
          <table:table-cell table:style-name="ce22" office:value-type="string">
            <text:p>C1/C2</text:p>
          </table:table-cell>
          <table:table-cell table:style-name="ce22" office:value-type="string">
            <text:p>22pF</text:p>
          </table:table-cell>
          <table:table-cell table:style-name="ce22" office:value-type="string">
            <text:p>MC1206N220J50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n220j500ct/condens-mlcc-c0g-np0-22pf-50v/dp/2320891&quot;;&quot;2320891&quot;)" office:value-type="string" office:value="2320891">
            <text:p><text:a xlink:href="http://it.farnell.com/multicomp/mc1206n220j500ct/condens-mlcc-c0g-np0-22pf-50v/dp/2320891">2320891</text:a></text:p>
          </table:table-cell>
          <table:table-cell table:style-name="ce24" office:value-type="float" office:value="0.047">
            <text:p>0.05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0.47">
            <text:p>0.47</text:p>
          </table:table-cell>
          <table:table-cell table:style-name="ce25"/>
        </table:table-row>
        <table:table-row table:style-name="ro2">
          <table:table-cell table:style-name="ce22" office:value-type="string">
            <text:p>C3</text:p>
          </table:table-cell>
          <table:table-cell table:style-name="ce22" office:value-type="string">
            <text:p>10uF</text:p>
          </table:table-cell>
          <table:table-cell table:style-name="ce22" office:value-type="string">
            <text:p>MC1206X106K25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x106k250ct/condensatore-mlcc-x5r-10uf-25v/dp/2112753&quot;;&quot;2112753&quot;)" office:value-type="string" office:value="2112753">
            <text:p><text:a xlink:href="http://it.farnell.com/multicomp/mc1206x106k250ct/condensatore-mlcc-x5r-10uf-25v/dp/2112753">2112753</text:a></text:p>
          </table:table-cell>
          <table:table-cell table:style-name="ce24" office:value-type="float" office:value="0.154">
            <text:p>0.15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154">
            <text:p>0.15</text:p>
          </table:table-cell>
          <table:table-cell table:style-name="ce25"/>
        </table:table-row>
        <table:table-row table:style-name="ro2">
          <table:table-cell table:style-name="ce22" office:value-type="string">
            <text:p>C4</text:p>
          </table:table-cell>
          <table:table-cell table:style-name="ce22" office:value-type="string">
            <text:p>1uF</text:p>
          </table:table-cell>
          <table:table-cell table:style-name="ce22" office:value-type="string">
            <text:p>MC1206F105Z50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f105z500ct/condensatore-mlcc-y5v-1uf-50v/dp/1759455&quot;;&quot;1759455&quot;)" office:value-type="string" office:value="1759455">
            <text:p><text:a xlink:href="http://it.farnell.com/multicomp/mc1206f105z500ct/condensatore-mlcc-y5v-1uf-50v/dp/1759455">1759455</text:a></text:p>
          </table:table-cell>
          <table:table-cell table:style-name="ce24" office:value-type="float" office:value="0.0634">
            <text:p>0.06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34">
            <text:p>0.63</text:p>
          </table:table-cell>
          <table:table-cell table:style-name="ce25"/>
        </table:table-row>
        <table:table-row table:style-name="ro2">
          <table:table-cell table:style-name="ce22" office:value-type="string">
            <text:p>C5/C6</text:p>
          </table:table-cell>
          <table:table-cell table:style-name="ce22" office:value-type="string">
            <text:p>100nF</text:p>
          </table:table-cell>
          <table:table-cell table:style-name="ce22" office:value-type="string">
            <text:p>MC1206B104K500CT</text:p>
          </table:table-cell>
          <table:table-cell table:style-name="ce22" office:value-type="float" office:value="1206">
            <text:p>1206</text:p>
          </table:table-cell>
          <table:table-cell table:style-name="ce22" office:value-type="string">
            <text:p>capacitor</text:p>
          </table:table-cell>
          <table:table-cell table:style-name="ce23" table:formula="oooc:=HYPERLINK(&quot;http://it.farnell.com/multicomp/mc1206b104k500ct/condensatore-mlcc-x7r-100nf-50v/dp/1759361&quot;;&quot;1759361&quot;)" office:value-type="string" office:value="1759361">
            <text:p><text:a xlink:href="http://it.farnell.com/multicomp/mc1206b104k500ct/condensatore-mlcc-x7r-100nf-50v/dp/1759361">1759361</text:a></text:p>
          </table:table-cell>
          <table:table-cell table:style-name="ce24" office:value-type="float" office:value="0.0354">
            <text:p>0.04</text:p>
          </table:table-cell>
          <table:table-cell table:style-name="ce22" office:value-type="float" office:value="2">
            <text:p>2</text:p>
          </table:table-cell>
          <table:table-cell table:style-name="ce24" office:value-type="float" office:value="0.35">
            <text:p>0.35</text:p>
          </table:table-cell>
          <table:table-cell table:style-name="ce25"/>
        </table:table-row>
        <table:table-row table:style-name="ro2">
          <table:table-cell table:style-name="ce22" office:value-type="string">
            <text:p>PAD_1/PAD_2</text:p>
          </table:table-cell>
          <table:table-cell table:style-name="ce22" office:value-type="string">
            <text:p>-</text:p>
          </table:table-cell>
          <table:table-cell table:style-name="ce22" office:value-type="float" office:value="61304011021">
            <text:p>61304011021</text:p>
          </table:table-cell>
          <table:table-cell table:style-name="ce22" office:value-type="string">
            <text:p>2.54 mm</text:p>
          </table:table-cell>
          <table:table-cell table:style-name="ce22" office:value-type="string">
            <text:p>pin header</text:p>
          </table:table-cell>
          <table:table-cell table:style-name="ce23" table:formula="oooc:=HYPERLINK(&quot;http://it.farnell.com/wurth-elektronik/61304011021/header-2-54mm-pin-tht-r-a-40way/dp/2356192&quot;;&quot;2356192&quot;)" office:value-type="string" office:value="2356192">
            <text:p><text:a xlink:href="http://it.farnell.com/wurth-elektronik/61304011021/header-2-54mm-pin-tht-r-a-40way/dp/2356192">2356192</text:a></text:p>
          </table:table-cell>
          <table:table-cell table:style-name="ce24" office:value-type="float" office:value="1.77">
            <text:p>1.77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1.77">
            <text:p>1.77</text:p>
          </table:table-cell>
          <table:table-cell table:style-name="ce25"/>
        </table:table-row>
        <table:table-row table:style-name="ro2">
          <table:table-cell table:style-name="ce22" office:value-type="string">
            <text:p>POWER/PAD_B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M20-9990246</text:p>
          </table:table-cell>
          <table:table-cell table:style-name="ce22" office:value-type="string">
            <text:p>2.54 mm</text:p>
          </table:table-cell>
          <table:table-cell table:style-name="ce22" office:value-type="string">
            <text:p>pin header</text:p>
          </table:table-cell>
          <table:table-cell table:style-name="ce23" table:formula="oooc:=HYPERLINK(&quot;http://it.farnell.com/harwin/m20-9990246/header-diritta-2-54mm-1row-bifase/dp/1022247&quot;;&quot;1022247&quot;)" office:value-type="string" office:value="1022247">
            <text:p><text:a xlink:href="http://it.farnell.com/harwin/m20-9990246/header-diritta-2-54mm-1row-bifase/dp/1022247">1022247</text:a></text:p>
          </table:table-cell>
          <table:table-cell table:style-name="ce24" office:value-type="float" office:value="0.0653">
            <text:p>0.07</text:p>
          </table:table-cell>
          <table:table-cell table:style-name="ce22" office:value-type="float" office:value="1">
            <text:p>1</text:p>
          </table:table-cell>
          <table:table-cell table:style-name="ce24" office:value-type="float" office:value="0.65">
            <text:p>0.65</text:p>
          </table:table-cell>
          <table:table-cell table:style-name="ce25"/>
        </table:table-row>
        <table:table-row table:style-name="ro2">
          <table:table-cell table:number-columns-repeated="8" table:style-name="ce25"/>
          <table:table-cell table:style-name="ce26" office:value-type="string">
            <text:p>Total cost</text:p>
          </table:table-cell>
          <table:table-cell table:style-name="ce25"/>
        </table:table-row>
        <table:table-row table:style-name="ro2">
          <table:table-cell table:number-columns-repeated="8" table:style-name="ce25"/>
          <table:table-cell table:style-name="ce27" table:formula="oooc:=SUM([.I2:.I14])" office:value-type="string">
            <text:p>9.06</text:p>
          </table:table-cell>
          <table:table-cell table:style-name="ce25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6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2" table:style-name="ce28"/>
          <table:table-cell table:style-name="ce31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5"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/>
          <table:table-cell table:style-name="ce30"/>
          <table:table-cell table:number-columns-repeated="4"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number-columns-repeated="4" table:style-name="ce28"/>
          <table:table-cell table:style-name="ce30"/>
          <table:table-cell table:style-name="ce28"/>
          <table:table-cell table:style-name="ce22"/>
          <table:table-cell table:style-name="ce29"/>
          <table:table-cell table:style-name="ce28"/>
          <table:table-cell table:style-name="ce29"/>
        </table:table-row>
        <table:table-row table:style-name="ro2">
          <table:table-cell table:style-name="ce28" table:number-columns-spanned="9" table:number-rows-spanned="1"/>
          <table:covered-table-cell table:number-columns-repeated="8"/>
          <table:table-cell table:style-name="ce29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  <table:table-row table:style-name="ro2">
          <table:table-cell table:number-columns-repeated="10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€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M" style:display-name="PageStyle_BOM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